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A4D63FD35B818F40.png" manifest:media-type="image/png"/>
  <manifest:file-entry manifest:full-path="Pictures/1000000000000500000002D074C69C812E09015B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74C69C812E09015B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washes </text:span><text:span text:style-name="T1"><text:line-break/></text:span><text:span text:style-name="T1">disciples’ feet</text:span></text:p>
            <text:p text:style-name="P3"><text:span text:style-name="T2">(John 13:1-17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1:12:06.344000000</dc:date>
    <meta:editing-duration>PT2H22M48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